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a1" style:family="table">
      <style:table-properties style:width="13.097cm" table:align="left"/>
    </style:style>
    <style:style style:name="Tabela1.A" style:family="table-column">
      <style:table-column-properties style:column-width="4.092cm"/>
    </style:style>
    <style:style style:name="Tabela1.B" style:family="table-column">
      <style:table-column-properties style:column-width="2.455cm"/>
    </style:style>
    <style:style style:name="Tabela1.C" style:family="table-column">
      <style:table-column-properties style:column-width="6.549cm"/>
    </style:style>
    <style:style style:name="Tabela1.A1" style:family="table-cell">
      <style:table-cell-properties style:vertical-align="middle" fo:padding="0.049cm" fo:border="none"/>
    </style:style>
    <style:style style:name="P1" style:family="paragraph" style:parent-style-name="Heading_20_2">
      <style:text-properties style:font-name="Times New Roman" fo:font-size="12pt" style:font-size-asian="12pt" style:font-size-complex="12pt"/>
    </style:style>
    <style:style style:name="P2" style:family="paragraph" style:parent-style-name="Heading_20_3">
      <style:text-properties style:font-name="Times New Roman" fo:font-size="12pt" style:font-size-asian="12pt" style:font-size-complex="12pt"/>
    </style:style>
    <style:style style:name="P3" style:family="paragraph" style:parent-style-name="Heading_20_3" style:list-style-name="L15"/>
    <style:style style:name="P4" style:family="paragraph" style:parent-style-name="Heading_20_4">
      <style:text-properties officeooo:paragraph-rsid="000932ca"/>
    </style:style>
    <style:style style:name="P5" style:family="paragraph" style:parent-style-name="Preformatted_20_Text">
      <style:paragraph-properties fo:margin-top="0cm" fo:margin-bottom="0.499cm" style:contextual-spacing="false"/>
    </style:style>
    <style:style style:name="P6" style:family="paragraph" style:parent-style-name="Table_20_Contents">
      <style:text-properties style:font-name="Times New Roman" fo:font-size="12pt" style:font-size-asian="12pt" style:font-size-complex="12pt"/>
    </style:style>
    <style:style style:name="P7" style:family="paragraph" style:parent-style-name="Table_20_Heading">
      <style:text-properties style:font-name="Times New Roman" fo:font-size="12pt" style:font-size-asian="12pt" style:font-size-complex="12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7"/>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list-style-name="L5">
      <style:text-properties style:font-name="Times New Roman" fo:font-size="12pt" style:font-size-asian="12pt" style:font-size-complex="12pt"/>
    </style:style>
    <style:style style:name="P15" style:family="paragraph" style:parent-style-name="Text_20_body" style:list-style-name="L6">
      <style:text-properties style:font-name="Times New Roman" fo:font-size="12pt" style:font-size-asian="12pt" style:font-size-complex="12pt"/>
    </style:style>
    <style:style style:name="P16" style:family="paragraph" style:parent-style-name="Text_20_body" style:list-style-name="L7">
      <style:text-properties style:font-name="Times New Roman" fo:font-size="12pt" style:font-size-asian="12pt" style:font-size-complex="12pt"/>
    </style:style>
    <style:style style:name="P17" style:family="paragraph" style:parent-style-name="Text_20_body" style:list-style-name="L16">
      <style:text-properties style:font-name="Times New Roman" fo:font-size="12pt" style:font-size-asian="12pt" style:font-size-complex="12pt"/>
    </style:style>
    <style:style style:name="P18" style:family="paragraph" style:parent-style-name="Text_20_body" style:list-style-name="L17">
      <style:text-properties style:font-name="Times New Roman" fo:font-size="12pt" style:font-size-asian="12pt" style:font-size-complex="12pt"/>
    </style:style>
    <style:style style:name="P19" style:family="paragraph" style:parent-style-name="Text_20_body" style:list-style-name="L18">
      <style:text-properties style:font-name="Times New Roman" fo:font-size="12pt" style:font-size-asian="12pt" style:font-size-complex="12pt"/>
    </style:style>
    <style:style style:name="P20" style:family="paragraph" style:parent-style-name="Text_20_body" style:list-style-name="L19">
      <style:text-properties style:font-name="Times New Roman" fo:font-size="12pt" style:font-size-asian="12pt" style:font-size-complex="12pt"/>
    </style:style>
    <style:style style:name="P21" style:family="paragraph" style:parent-style-name="Text_20_body" style:list-style-name="L20">
      <style:text-properties style:font-name="Times New Roman" fo:font-size="12pt" style:font-size-asian="12pt" style:font-size-complex="12pt"/>
    </style:style>
    <style:style style:name="P22" style:family="paragraph" style:parent-style-name="Text_20_body" style:list-style-name="L21">
      <style:text-properties style:font-name="Times New Roman" fo:font-size="12pt" style:font-size-asian="12pt" style:font-size-complex="12pt"/>
    </style:style>
    <style:style style:name="P23" style:family="paragraph" style:parent-style-name="Text_20_body" style:list-style-name="L22">
      <style:text-properties style:font-name="Times New Roman" fo:font-size="12pt" style:font-size-asian="12pt" style:font-size-complex="12pt"/>
    </style:style>
    <style:style style:name="P24" style:family="paragraph" style:parent-style-name="Text_20_body" style:list-style-name="L23">
      <style:text-properties style:font-name="Times New Roman" fo:font-size="12pt" style:font-size-asian="12pt" style:font-size-complex="12pt"/>
    </style:style>
    <style:style style:name="P25" style:family="paragraph" style:parent-style-name="Text_20_body" style:list-style-name="L24">
      <style:text-properties style:font-name="Times New Roman" fo:font-size="12pt" style:font-size-asian="12pt" style:font-size-complex="12pt"/>
    </style:style>
    <style:style style:name="P26" style:family="paragraph" style:parent-style-name="Text_20_body" style:list-style-name="L25">
      <style:text-properties style:font-name="Times New Roman" fo:font-size="12pt" style:font-size-asian="12pt" style:font-size-complex="12pt"/>
    </style:style>
    <style:style style:name="P27" style:family="paragraph" style:parent-style-name="Text_20_body" style:list-style-name="L26">
      <style:text-properties style:font-name="Times New Roman" fo:font-size="12pt" style:font-size-asian="12pt" style:font-size-complex="12pt"/>
    </style:style>
    <style:style style:name="P28" style:family="paragraph" style:parent-style-name="Text_20_body" style:list-style-name="L27">
      <style:text-properties style:font-name="Times New Roman" fo:font-size="12pt" style:font-size-asian="12pt" style:font-size-complex="12pt"/>
    </style:style>
    <style:style style:name="P29" style:family="paragraph" style:parent-style-name="Text_20_body" style:list-style-name="L28">
      <style:text-properties style:font-name="Times New Roman" fo:font-size="12pt" style:font-size-asian="12pt" style:font-size-complex="12pt"/>
    </style:style>
    <style:style style:name="P30" style:family="paragraph" style:parent-style-name="Text_20_body" style:list-style-name="L15">
      <style:text-properties style:font-name="Times New Roman" fo:font-size="12pt" style:font-size-asian="12pt" style:font-size-complex="12pt"/>
    </style:style>
    <style:style style:name="P31" style:family="paragraph" style:parent-style-name="Text_20_body" style:list-style-name="L8"/>
    <style:style style:name="P32" style:family="paragraph" style:parent-style-name="Text_20_body" style:list-style-name="L8">
      <style:text-properties officeooo:paragraph-rsid="000932ca"/>
    </style:style>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text-properties officeooo:paragraph-rsid="000932ca"/>
    </style:style>
    <style:style style:name="P38" style:family="paragraph" style:parent-style-name="Text_20_body" style:list-style-name="L14">
      <style:text-properties officeooo:paragraph-rsid="000932ca"/>
    </style:style>
    <style:style style:name="P39" style:family="paragraph" style:parent-style-name="Text_20_body" style:list-style-name="L15"/>
    <style:style style:name="P40" style:family="paragraph" style:parent-style-name="Text_20_body" style:list-style-name="L20"/>
    <style:style style:name="P41" style:family="paragraph" style:parent-style-name="Text_20_body" style:list-style-name="L26"/>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0932ca" style:font-size-asian="12pt" style:font-size-complex="12pt"/>
    </style:style>
    <style:style style:name="T4" style:family="text">
      <style:text-properties style:font-name="Times New Roman" officeooo:rsid="000932ca"/>
    </style:style>
    <style:style style:name="T5" style:family="text">
      <style:text-properties style:font-name="Times New Roman" fo:font-size="14pt" style:font-size-asian="14pt" style:font-size-complex="14pt"/>
    </style:style>
    <style:style style:name="T6" style:family="text">
      <style:text-properties fo:font-size="12pt" style:font-size-asian="12pt" style:font-size-complex="12pt"/>
    </style:style>
    <style:style style:name="T7" style:family="text">
      <style:text-properties officeooo:rsid="000932ca"/>
    </style:style>
    <style:style style:name="T8" style:family="text">
      <style:text-properties fo:font-size="14pt"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Acessibilidade e Tecnologias Assistivas em Sistemas Digitais: Uma Análise Crítica</text:span></text:h>
      <text:h text:style-name="P2" text:outline-level="3">Introdução</text:h>
      <text:p text:style-name="P13">A acessibilidade digital é um direito fundamental que visa garantir a inclusão de todas as pessoas, especialmente aquelas com deficiência, no uso de tecnologias da informação e comunicação. Com o avanço da digitalização de serviços e interações cotidianas, torna-se essencial que sites, aplicativos e softwares sejam desenvolvidos em conformidade com princípios de acessibilidade. Nesse contexto, as tecnologias assistivas desempenham papel central ao possibilitar que usuários com deficiências tenham autonomia e equidade de acesso. Este trabalho tem como objetivo analisar criticamente a acessibilidade de um sistema digital, identificando barreiras e propondo melhorias com base em critérios estabelecidos por diretrizes como a WCAG 2.1 (Web Content Accessibility Guidelines) e a Lei Brasileira de Inclusão (Lei nº 13.146/2015).</text:p>
      <text:h text:style-name="P2" text:outline-level="3">Fundamentação Teórica</text:h>
      <text:p text:style-name="P13">A acessibilidade digital é a capacidade que ambientes virtuais têm de serem utilizados por todas as pessoas, independentemente de suas condições físicas, cognitivas, sensoriais ou culturais. Segundo a WCAG 2.1, sistemas acessíveis devem ser perceptíveis, operáveis, compreensíveis e robustos. As tecnologias assistivas são recursos ou serviços que promovem funcionalidade para pessoas com deficiência, como leitores de tela, teclados adaptados e softwares de reconhecimento de voz.</text:p>
      <text:p text:style-name="P13">A Lei Brasileira de Inclusão (LBI) reforça esse direito ao determinar que a acessibilidade é obrigatória em plataformas digitais. Também se destaca a NBR 9050 da ABNT, que fornece orientações técnicas sobre acessibilidade física e digital, e a ISO 9241-171, que trata da ergonomia na interação humano-computador. Tais normativas fundamentam a análise deste trabalho.</text:p>
      <text:h text:style-name="P2" text:outline-level="3">Contextualização do Sistema: Site do Magazine Luiza</text:h>
      <text:p text:style-name="P13">O site do Magazine Luiza foi lançado oficialmente em 2000, no início da expansão do varejo brasileiro para o comércio eletrônico. Isso marcou o início da digitalização da marca, que até então operava exclusivamente por lojas físicas e televendas. O projeto foi desenvolvido pela equipe da empresa sob liderança de Luiza Helena Trajano, presidente do conselho de administração. A executiva foi uma das pioneiras a promover a integração entre o varejo físico e digital no país.</text:p>
      <text:p text:style-name="P13">Atualmente, o site funciona como uma plataforma de e-commerce robusta, oferecendo produtos próprios e de parceiros via marketplace, além de serviços financeiros e atendimento digital. Com tecnologias responsivas e integração ao superapp Magalu, o site também disponibiliza canais como WhatsApp, chatbot e área do cliente personalizada. Apesar disso, sua acessibilidade ainda é limitada.</text:p>
      <text:p text:style-name="Text_20_body"><text:span text:style-name="Strong_20_Emphasis"><text:span text:style-name="T2">Endereço eletrônico:</text:span></text:span><text:span text:style-name="T2"> </text:span><text:a xlink:type="simple" xlink:href="https://www.magazineluiza.com.br/" text:style-name="Internet_20_link" text:visited-style-name="Visited_20_Internet_20_Link"><text:span text:style-name="T2">https://www.magazineluiza.com.br/</text:span></text:a></text:p>
      <text:h text:style-name="P2" text:outline-level="3">Evolução e Melhorias do Site do Magazine Luiza</text:h>
      <text:list xml:id="list1804628839" text:style-name="L15">
        <text:list-item>
          <text:list>
            <text:list-item>
              <text:list>
                <text:list-item>
                  <text:h text:style-name="P3" text:outline-level="3"><text:span text:style-name="Strong_20_Emphasis"><text:span text:style-name="T2">Evolução e Melhorias do Site do Magazine Luiza</text:span></text:span></text:h>
                </text:list-item>
              </text:list>
            </text:list-item>
          </text:list>
        </text:list-item>
      </text:list>
      <text:h text:style-name="Heading_20_4" text:outline-level="4"><text:span text:style-name="Strong_20_Emphasis"><text:span text:style-name="T2">2000 – Lançamento do site</text:span></text:span></text:h>
      <text:list text:style-name="L21">
        <text:list-item>
          <text:p text:style-name="P22">Estrutura simples, focada na apresentação de produtos e vendas básicas.</text:p>
        </text:list-item>
        <text:list-item>
          <text:p text:style-name="P22"><text:soft-page-break/>Início do projeto de integração com televendas e lojas físicas.</text:p>
        </text:list-item>
      </text:list>
      <text:h text:style-name="Heading_20_4" text:outline-level="4"><text:span text:style-name="Strong_20_Emphasis"><text:span text:style-name="T2">2003–2006 – Expansão de funcionalidades</text:span></text:span></text:h>
      <text:list text:style-name="L22">
        <text:list-item>
          <text:p text:style-name="P23">Introdução de cadastro de usuários, carrinho de compras e rastreio de pedidos.</text:p>
        </text:list-item>
        <text:list-item>
          <text:p text:style-name="P23">Primeiro design responsivo adaptado para telas menores.</text:p>
        </text:list-item>
      </text:list>
      <text:h text:style-name="Heading_20_4" text:outline-level="4"><text:span text:style-name="Strong_20_Emphasis"><text:span text:style-name="T2">2010 – Integração mobile</text:span></text:span></text:h>
      <text:list text:style-name="L23">
        <text:list-item>
          <text:p text:style-name="P24">Adaptação para dispositivos móveis.</text:p>
        </text:list-item>
        <text:list-item>
          <text:p text:style-name="P24">Desenvolvimento do primeiro aplicativo do Magalu.</text:p>
        </text:list-item>
      </text:list>
      <text:h text:style-name="Heading_20_4" text:outline-level="4"><text:span text:style-name="Strong_20_Emphasis"><text:span text:style-name="T2">2015 – Integração omnichannel</text:span></text:span></text:h>
      <text:list text:style-name="L24">
        <text:list-item>
          <text:p text:style-name="P25">Unificação da experiência de compra online e offline.</text:p>
        </text:list-item>
        <text:list-item>
          <text:p text:style-name="P25">Sistema de “retire na loja” e “compre online, troque na loja”.</text:p>
        </text:list-item>
      </text:list>
      <text:h text:style-name="Heading_20_4" text:outline-level="4"><text:span text:style-name="Strong_20_Emphasis"><text:span text:style-name="T2">2017 – Lançamento do marketplace</text:span></text:span></text:h>
      <text:list text:style-name="L25">
        <text:list-item>
          <text:p text:style-name="P26">Abertura da plataforma para lojistas parceiros.</text:p>
        </text:list-item>
        <text:list-item>
          <text:p text:style-name="P26">Grande ampliação do catálogo de produtos.</text:p>
        </text:list-item>
      </text:list>
      <text:h text:style-name="Heading_20_4" text:outline-level="4"><text:span text:style-name="Strong_20_Emphasis"><text:span text:style-name="T2"><text:s/>2018–2020 – Digitalização acelerada e transformação em plataforma</text:span></text:span></text:h>
      <text:list text:style-name="L26">
        <text:list-item>
          <text:p text:style-name="P41"><text:span text:style-name="T2">Incorporação de </text:span><text:span text:style-name="Strong_20_Emphasis"><text:span text:style-name="T2">chatbots, IA para recomendação de produtos</text:span></text:span><text:span text:style-name="T2"> e algoritmos de personalização.</text:span></text:p>
        </text:list-item>
        <text:list-item>
          <text:p text:style-name="P41"><text:span text:style-name="T2">Lançamento do </text:span><text:span text:style-name="Strong_20_Emphasis"><text:span text:style-name="T2">SuperApp Magalu</text:span></text:span><text:span text:style-name="T2">, com conteúdos, cashback e integração de serviços financeiros.</text:span></text:p>
        </text:list-item>
        <text:list-item>
          <text:p text:style-name="P27">Aquisição de startups para melhorar UX (user experience) e logística.</text:p>
        </text:list-item>
      </text:list>
      <text:h text:style-name="Heading_20_4" text:outline-level="4"><text:span text:style-name="Strong_20_Emphasis"><text:span text:style-name="T2">2021 – Iniciativas de acessibilidade</text:span></text:span></text:h>
      <text:list text:style-name="L27">
        <text:list-item>
          <text:p text:style-name="P28">Introdução de alguns recursos de acessibilidade, como contraste aprimorado e suporte parcial à navegação por teclado.</text:p>
        </text:list-item>
        <text:list-item>
          <text:p text:style-name="P28">Ainda há carência de recursos como tradução em Libras, foco visual claro, descrição alternativa em imagens e controle por voz.</text:p>
        </text:list-item>
      </text:list>
      <text:h text:style-name="Heading_20_4" text:outline-level="4"><text:span text:style-name="Strong_20_Emphasis"><text:span text:style-name="T2"><text:s/>2023–2024 – Otimização de desempenho e logística</text:span></text:span></text:h>
      <text:list text:style-name="L28">
        <text:list-item>
          <text:p text:style-name="P29">Maior foco em performance (tempo de carregamento), integração com entrega rápida (Magalu Entregas) e conteúdo audiovisual.</text:p>
        </text:list-item>
        <text:list-item>
          <text:p text:style-name="P29">Lançamento de funcionalidades como Magalu Ads e espaços para criadores de conteúdo no app.</text:p>
        </text:list-item>
      </text:list>
      <text:list xml:id="list173527203902608" text:continue-list="list1804628839" text:style-name="L15">
        <text:list-item>
          <text:p text:style-name="P30"/>
        </text:list-item>
      </text:list>
      <text:p text:style-name="P13">Apesar das melhorias, a acessibilidade digital permaneceu limitada, não acompanhando o ritmo de outras inovações tecnológicas.</text:p>
      <text:h text:style-name="P2" text:outline-level="3"><text:soft-page-break/><text:span text:style-name="Strong_20_Emphasis">Análise Crítica</text:span></text:h>
      <text:p text:style-name="P13">A análise realizada revelou que o sistema apresenta acessibilidade parcial para pessoas com deficiência visual, auditiva, física e intelectual. Embora algumas funcionalidades estejam disponíveis, como o suporte básico à navegação por teclado e a leitura de conteúdos por leitores de tela, elas ainda não são plenamente eficazes em todos os contextos de uso. Usuários com deficiência visual, por exemplo, enfrentam dificuldades na leitura de imagens que não possuem textos alternativos (alt text) adequados, o que compromete a experiência com leitores de tela. Pessoas com deficiência auditiva também são impactadas pela ausência de legendas em vídeos, e indivíduos com deficiência física encontram barreiras na navegação que exige o uso constante do mouse.</text:p>
      <text:p text:style-name="P13">As principais barreiras identificadas foram a falta de contraste adequado entre texto e fundo, a ausência de alternativas textuais para imagens e gráficos, a inexistência de tradução em Libras e a estrutura de navegação pouco intuitiva. Além disso, observou-se que os botões e menus não seguem uma hierarquia semântica clara, o que dificulta a interação de usuários com deficiência intelectual ou cognitiva.</text:p>
      <text:p text:style-name="P13">Quanto à presença de recursos de tecnologia assistiva integrados, o sistema demonstra limitações. Não foram identificadas funcionalidades como controle por voz, leitura automática de conteúdo, tradução para Libras ou modo de alto contraste acessível diretamente pela interface. Esses elementos são essenciais para garantir autonomia a usuários com diferentes tipos de deficiência.</text:p>
      <text:p text:style-name="P13">Em relação à equidade, o sistema não cumpre plenamente seu propósito para todos os usuários. A experiência de navegação e de acesso ao conteúdo varia significativamente conforme as habilidades do usuário, o que vai de encontro aos princípios de usabilidade universal. Um sistema verdadeiramente acessível deve oferecer as mesmas oportunidades de interação e compreensão, independentemente das limitações dos indivíduos.</text:p>
      <text:p text:style-name="P13">Diante desse cenário, destacam-se diversas possibilidades de melhoria. Recomenda-se a implementação de descrições alternativas para todas as imagens, a adequação do contraste visual conforme os parâmetros mínimos das diretrizes WCAG, a adição de legendas e audiodescrição em vídeos, a organização semântica dos elementos da interface e a inclusão de recursos como leitura em voz alta e tradução automática em Libras. Tais ajustes são fundamentais para que o sistema se torne mais inclusivo, eficiente e equitativo.</text:p>
      <text:p text:style-name="P13"/>
      <text:h text:style-name="P2" text:outline-level="3">Critérios de Avaliação Utilizados</text:h>
      <text:list text:style-name="L16">
        <text:list-item>
          <text:p text:style-name="P17">Navegação por teclado</text:p>
        </text:list-item>
        <text:list-item>
          <text:p text:style-name="P17">Compatibilidade com leitores de tela</text:p>
        </text:list-item>
        <text:list-item>
          <text:p text:style-name="P17">Contraste e tamanho da fonte</text:p>
        </text:list-item>
        <text:list-item>
          <text:p text:style-name="P17">Texto alternativo em imagens</text:p>
        </text:list-item>
        <text:list-item>
          <text:p text:style-name="P17">Legendas e áudio descrição</text:p>
        </text:list-item>
        <text:list-item>
          <text:p text:style-name="P17">Suporte à Libras ou tradução visual</text:p>
        </text:list-item>
        <text:list-item>
          <text:p text:style-name="P17">Comandos por voz</text:p>
        </text:list-item>
        <text:list-item>
          <text:p text:style-name="P17">Clareza na linguagem</text:p>
        </text:list-item>
      </text:list>
      <text:h text:style-name="P2" text:outline-level="3"><text:soft-page-break/>Testes Práticos Realizados</text:h>
      <text:p text:style-name="P13">Testes foram feitos com NVDA, TalkBack e recursos nativos dos sistemas operacionais. Simulações de navegação por teclado e com os olhos fechados demonstraram falhas práticas de acessibilidade.</text:p>
      <text:p text:style-name="Text_20_body"><text:span text:style-name="Strong_20_Emphasis"><text:span text:style-name="T2">A. Captura da tela</text:span></text:span></text:p>
      <text:list text:style-name="L17">
        <text:list-item>
          <text:p text:style-name="P18">Print da página inicial com baixa contraste.</text:p>
        </text:list-item>
        <text:list-item>
          <text:p text:style-name="P18">Print de navegação por teclado sem foco visível.</text:p>
        </text:list-item>
        <text:list-item>
          <text:p text:style-name="P18">Print de imagem sem "alt text".</text:p>
        </text:list-item>
        <text:list-item>
          <text:p text:style-name="P18">Print de vídeo sem legenda.</text:p>
        </text:list-item>
      </text:list>
      <text:p text:style-name="Text_20_body"><text:span text:style-name="Strong_20_Emphasis"><text:span text:style-name="T2">B. Tabela de Avaliação</text:span></text:span></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Critério</text:p>
            </table:table-cell>
            <table:table-cell table:style-name="Tabela1.A1" office:value-type="string">
              <text:p text:style-name="P7">Status</text:p>
            </table:table-cell>
            <table:table-cell table:style-name="Tabela1.A1" office:value-type="string">
              <text:p text:style-name="P7">Observação</text:p>
            </table:table-cell>
          </table:table-row>
        </table:table-header-rows>
        <table:table-row>
          <table:table-cell table:style-name="Tabela1.A1" office:value-type="string">
            <text:p text:style-name="P6">Navegação por teclado</text:p>
          </table:table-cell>
          <table:table-cell table:style-name="Tabela1.A1" office:value-type="string">
            <text:p text:style-name="P6">Parcial</text:p>
          </table:table-cell>
          <table:table-cell table:style-name="Tabela1.A1" office:value-type="string">
            <text:p text:style-name="P6">Botões clicáveis sem foco visível</text:p>
          </table:table-cell>
        </table:table-row>
        <table:table-row>
          <table:table-cell table:style-name="Tabela1.A1" office:value-type="string">
            <text:p text:style-name="P6">Leitor de tela</text:p>
          </table:table-cell>
          <table:table-cell table:style-name="Tabela1.A1" office:value-type="string">
            <text:p text:style-name="P6">Parcial</text:p>
          </table:table-cell>
          <table:table-cell table:style-name="Tabela1.A1" office:value-type="string">
            <text:p text:style-name="P6">Falta de ordem lógica e alt text</text:p>
          </table:table-cell>
        </table:table-row>
        <table:table-row>
          <table:table-cell table:style-name="Tabela1.A1" office:value-type="string">
            <text:p text:style-name="P6">Contraste de cores</text:p>
          </table:table-cell>
          <table:table-cell table:style-name="Tabela1.A1" office:value-type="string">
            <text:p text:style-name="P6">Não atendido</text:p>
          </table:table-cell>
          <table:table-cell table:style-name="Tabela1.A1" office:value-type="string">
            <text:p text:style-name="P6">Texto cinza claro sobre fundo branco</text:p>
          </table:table-cell>
        </table:table-row>
        <table:table-row>
          <table:table-cell table:style-name="Tabela1.A1" office:value-type="string">
            <text:p text:style-name="P6">Legendas em vídeos</text:p>
          </table:table-cell>
          <table:table-cell table:style-name="Tabela1.A1" office:value-type="string">
            <text:p text:style-name="P6">Não atendido</text:p>
          </table:table-cell>
          <table:table-cell table:style-name="Tabela1.A1" office:value-type="string">
            <text:p text:style-name="P6">Vídeos sem legendas</text:p>
          </table:table-cell>
        </table:table-row>
        <table:table-row>
          <table:table-cell table:style-name="Tabela1.A1" office:value-type="string">
            <text:p text:style-name="P6">Tradução em Libras</text:p>
          </table:table-cell>
          <table:table-cell table:style-name="Tabela1.A1" office:value-type="string">
            <text:p text:style-name="P6">Não atendido</text:p>
          </table:table-cell>
          <table:table-cell table:style-name="Tabela1.A1" office:value-type="string">
            <text:p text:style-name="P6">Nenhuma opção disponível</text:p>
          </table:table-cell>
        </table:table-row>
      </table:table>
      <text:p text:style-name="Text_20_body"><text:span text:style-name="Strong_20_Emphasis"><text:span text:style-name="T2">C. Propostas com print editado:</text:span></text:span></text:p>
      <text:list text:style-name="L18">
        <text:list-item>
          <text:p text:style-name="P19">Mockup de botão de acessibilidade com funções de alto contraste, aumento de fonte e Libras.</text:p>
        </text:list-item>
      </text:list>
      <text:h text:style-name="P2" text:outline-level="3">Análise Crítica</text:h>
      <text:p text:style-name="P13">O sistema apresenta acessibilidade parcial para pessoas com deficiência visual, auditiva, física e intelectual. Apesar de algumas funcionalidades presentes, como navegação por teclado, elas são limitadas. As barreiras incluem ausência de texto alternativo, contraste inadequado, falta de legendas e estrutura semântica confusa.</text:p>
      <text:p text:style-name="P13">O sistema também carece de recursos assistivos como comandos por voz e botão de acessibilidade. Recomendam-se ajustes visuais, semânticos e funcionais para garantir equidade.</text:p>
      <text:h text:style-name="P2" text:outline-level="3">Propostas de Melhoria</text:h>
      <text:list text:style-name="L19">
        <text:list-item>
          <text:p text:style-name="P20">Inserir texto alternativo nas imagens.</text:p>
        </text:list-item>
        <text:list-item>
          <text:p text:style-name="P20">Corrigir contraste e cores.</text:p>
        </text:list-item>
        <text:list-item>
          <text:p text:style-name="P20">Reestruturar cabeçalhos semânticos.</text:p>
        </text:list-item>
        <text:list-item>
          <text:p text:style-name="P20">Adicionar legendas e áudio descrição.</text:p>
        </text:list-item>
        <text:list-item>
          <text:p text:style-name="P20">Criar botão de acessibilidade multifuncional.</text:p>
        </text:list-item>
      </text:list>
      <text:h text:style-name="P2" text:outline-level="3">Conclusão</text:h>
      <text:p text:style-name="P13">Apesar de avanços em tecnologia e usabilidade, a acessibilidade no site do Magazine Luiza ainda é deficiente. A adoção de diretrizes internacionais como WCAG é essencial para garantir o direito à inclusão digital.</text:p>
      <text:h text:style-name="P2" text:outline-level="3"><text:soft-page-break/>Referências</text:h>
      <text:list text:style-name="L20">
        <text:list-item>
          <text:p text:style-name="P40"><text:span text:style-name="T2">World Wide Web Consortium (W3C). Web Content Accessibility Guidelines (WCAG) 2.1. Disponível em: </text:span><text:a xlink:type="simple" xlink:href="https://www.w3.org/TR/WCAG21/" text:style-name="Internet_20_link" text:visited-style-name="Visited_20_Internet_20_Link"><text:span text:style-name="T2">https://www.w3.org/TR/WCAG21/</text:span></text:a></text:p>
        </text:list-item>
        <text:list-item>
          <text:p text:style-name="P40"><text:span text:style-name="T2">Brasil. Lei Brasileira de Inclusão da Pessoa com Deficiência – Lei nº 13.146/2015. Disponível em: </text:span><text:a xlink:type="simple" xlink:href="https://www.planalto.gov.br/ccivil_03/_ato2015-2018/2015/lei/l13146.htm" text:style-name="Internet_20_link" text:visited-style-name="Visited_20_Internet_20_Link"><text:span text:style-name="T2">https://www.planalto.gov.br/ccivil_03/_ato2015-2018/2015/lei/l13146.htm</text:span></text:a></text:p>
        </text:list-item>
        <text:list-item>
          <text:p text:style-name="P21">Ferreira, L. M. (2020). Acessibilidade Digital: Princípios e Práticas para Ambientes Web Inclusivos. São Paulo: Editora Inclusiva.</text:p>
        </text:list-item>
        <text:list-item>
          <text:p text:style-name="P21">Associação Brasileira de Normas Técnicas. NBR 9050: Acessibilidade a edificações, mobiliário, espaços e equipamentos urbanos. Rio de Janeiro: ABNT, 2020.</text:p>
        </text:list-item>
        <text:list-item>
          <text:p text:style-name="P21">International Organization for Standardization. ISO 9241-171: Ergonomics of human-system interaction — Guidance on software accessibility. Genebra: ISO, 2008.</text:p>
        </text:list-item>
      </text:list>
      <text:p text:style-name="P13"><text:span text:style-name="Strong_20_Emphasis"><text:span text:style-name="T2"/></text:span></text:p>
      <text:p text:style-name="P13"/>
      <text:p text:style-name="P13"/>
      <text:p text:style-name="P13"/>
      <text:p text:style-name="P13"/>
      <text:p text:style-name="Text_20_body"><text:span text:style-name="Strong_20_Emphasis"><text:span text:style-name="T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3T16:57:22.533000000</meta:creation-date>
    <dc:date>2025-06-23T17:35:25.165000000</dc:date>
    <meta:editing-duration>PT38M1S</meta:editing-duration>
    <meta:editing-cycles>3</meta:editing-cycles>
    <meta:generator>LibreOffice/7.4.3.2$Windows_X86_64 LibreOffice_project/1048a8393ae2eeec98dff31b5c133c5f1d08b890</meta:generator>
    <meta:document-statistic meta:table-count="1" meta:image-count="0" meta:object-count="0" meta:page-count="5" meta:paragraph-count="99" meta:word-count="1420" meta:character-count="9835" meta:non-whitespace-character-count="8546"/>
  </office:meta>
</office:document-meta>
</file>